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600000206538B5CF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17cm" fo:min-width="1.651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4.614cm" svg:height="12.016cm" svg:x="-0.166cm" svg:y="-0.1cm">
            <draw:image xlink:href="Pictures/100000000000027600000206538B5CF7.png" xlink:type="simple" xlink:show="embed" xlink:actuate="onLoad" draw:mime-type="image/png">
              <text:p/>
            </draw:image>
          </draw:frame>
          <draw:custom-shape draw:style-name="gr3" draw:text-style-name="P2" draw:layer="layout" svg:width="2.231cm" svg:height="0.5cm" svg:x="3.185cm" svg:y="1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4cm" fo:page-height="11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3T04:13:33.449114195</dc:date>
    <meta:editing-duration>PT20M1S</meta:editing-duration>
    <meta:editing-cycles>4</meta:editing-cycles>
    <meta:generator>LibreOffice/24.2.7.2$Linux_X86_64 LibreOffice_project/420$Build-2</meta:generator>
    <meta:document-statistic meta:object-count="3"/>
  </office:meta>
</office:document-meta>
</file>